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5-11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5-07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5-04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5-02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4-11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4-07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4-05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4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3-11-0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3-07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3-04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3-01-0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1-10-1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1-02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0-07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20-01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9-10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9-06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9-03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8-12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8-10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8-07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8-04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8-01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7-10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7-07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7-05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7-02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6-10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6-06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6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6-01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5-10-1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5-06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5-05-0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5-0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4-10-0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4-02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3-10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3-09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3-05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2-10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2-09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2-06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2-03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1-10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1-09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1-06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1-02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0-10-0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0-07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0-04-1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10-03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9-10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9-06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9-0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8-10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8-05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8-01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7-10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7-09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7-06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78001001</text:p>
          </table:table-cell>
          <table:table-cell office:value-type="string" calcext:value-type="string">
            <text:p>46N <text:s/>1 SOW 056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68" meta:object-count="0"/>
    <meta:user-defined meta:name="AppVersion">3.0</meta:user-defined>
  </office:meta>
</office:document-meta>
</file>